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ce117" style:family="table-cell" style:parent-style-name="Integer">
      <style:table-cell-properties fo:background-color="#ffffff"/>
      <style:map style:condition="cell-content()=0" style:apply-style-name="" style:base-cell-address="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2-03-09T12:14:59" calcext:value-type="date">
            <text:p>2022-03-09 12:14:59</text:p>
          </table:table-cell>
          <table:table-cell table:style-name="ce22" office:value-type="date" office:date-value="2022-03-09" calcext:value-type="date">
            <text:p>2022-03-09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2H14M59S" calcext:value-type="time">
            <text:p>12:14:59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2-03-09T12:15:00" calcext:value-type="date">
            <text:p>2022-03-09 12:15:00</text:p>
          </table:table-cell>
          <table:table-cell table:style-name="ce23" office:value-type="date" office:date-value="2022-03-09" calcext:value-type="date">
            <text:p>2022-03-09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0H15M00S" calcext:value-type="time">
            <text:p>00:15:00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2-03-09T12:15:00" calcext:value-type="date">
            <text:p>2022-03-09 12:15:00</text:p>
          </table:table-cell>
          <table:table-cell table:style-name="ce24" office:value-type="date" office:date-value="2022-03-09" calcext:value-type="date">
            <text:p>2022-03-09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2H15M00S" calcext:value-type="time">
            <text:p>12:15:00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2-03-09T12:15:00" calcext:value-type="date">
            <text:p>2022-03-09 12:15:00</text:p>
          </table:table-cell>
          <table:table-cell table:style-name="ce25" office:value-type="date" office:date-value="2022-03-09" calcext:value-type="date">
            <text:p>2022-03-09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0H15M00S" calcext:value-type="time">
            <text:p>00:15:00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2-03-09T12:15:00" calcext:value-type="date">
            <text:p>2022-03-09 12:15:00</text:p>
          </table:table-cell>
          <table:table-cell table:style-name="ce26" office:value-type="date" office:date-value="2022-03-09" calcext:value-type="date">
            <text:p>2022-03-09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2H15M00S" calcext:value-type="time">
            <text:p>12:15:00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2-03-09T12:15:00" calcext:value-type="date">
            <text:p>2022-03-09 12:15:00</text:p>
          </table:table-cell>
          <table:table-cell table:style-name="ce27" office:value-type="date" office:date-value="2022-03-09" calcext:value-type="date">
            <text:p>2022-03-09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0H15M00S" calcext:value-type="time">
            <text:p>00:15:00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2-03-09T12:15:00" calcext:value-type="date">
            <text:p>2022-03-09 12:15:00</text:p>
          </table:table-cell>
          <table:table-cell table:style-name="ce28" office:value-type="date" office:date-value="2022-03-09" calcext:value-type="date">
            <text:p>2022-03-09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2H15M00S" calcext:value-type="time">
            <text:p>12:15:00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2-03-09T12:15:00" calcext:value-type="date">
            <text:p>2022-03-09 12:15:00</text:p>
          </table:table-cell>
          <table:table-cell table:style-name="ce29" office:value-type="date" office:date-value="2022-03-09" calcext:value-type="date">
            <text:p>2022-03-09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0H15M00S" calcext:value-type="time">
            <text:p>00:15:00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2-03-09T12:15:00" calcext:value-type="date">
            <text:p>2022-03-09 12:15:00</text:p>
          </table:table-cell>
          <table:table-cell table:style-name="ce30" office:value-type="date" office:date-value="2022-03-09" calcext:value-type="date">
            <text:p>2022-03-09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2H15M00S" calcext:value-type="time">
            <text:p>12:15:00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2-03-09T12:15:00" calcext:value-type="date">
            <text:p>2022-03-09 12:15:00</text:p>
          </table:table-cell>
          <table:table-cell table:style-name="ce31" office:value-type="date" office:date-value="2022-03-09" calcext:value-type="date">
            <text:p>2022-03-09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0H15M01S" calcext:value-type="time">
            <text:p>00:15:01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2-03-09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12005" calcext:value-type="float">
            <text:p>12.00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031" calcext:value-type="float">
            <text:p>1.031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0421" calcext:value-type="float">
            <text:p>20.421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33424" calcext:value-type="float">
            <text:p>33.424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33457" calcext:value-type="float">
            <text:p>33.4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7:.C37])" office:value-type="float" office:value="10100" calcext:value-type="float">
            <text:p>10.100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8:.C38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7:.B38])" office:value-type="float" office:value="10100" calcext:value-type="float">
            <text:p>10.100</text:p>
          </table:table-cell>
          <table:table-cell table:style-name="ce35" table:formula="of:=SUM([.C37:.C38])" office:value-type="float" office:value="120" calcext:value-type="float">
            <text:p>120</text:p>
          </table:table-cell>
          <table:table-cell table:style-name="ce35" table:formula="of:=SUM([.B39:.C39])" office:value-type="float" office:value="10220" calcext:value-type="float">
            <text:p>10.22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117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117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5" calcext:value-type="float">
            <text:p>5</text:p>
          </table:table-cell>
          <table:table-cell table:number-columns-repeated="8"/>
        </table:table-row>
        <calcext:conditional-formats>
          <calcext:conditional-format calcext:target-range-address="Helpers.A41:Helpers.A46">
            <calcext:condition calcext:apply-style-name="" calcext:value="=0" calcext:base-cell-address=""/>
          </calcext:conditional-format>
        </calcext:conditional-formats>
      </table:table>
      <table:table table:name="Sort" table:style-name="ta1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nternal style names" table:style-name="ta1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1">
        <table:table-column table:style-name="co2" table:default-cell-style-name="ce116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4.097303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69" calcext:value-type="float">
            <text:p>269</text:p>
          </table:table-cell>
          <table:table-cell office:value-type="float" office:value="2.546486" calcext:value-type="float">
            <text:p>2,55</text:p>
          </table:table-cell>
          <table:table-cell office:value-type="float" office:value="0.00947953874538745" calcext:value-type="float">
            <text:p>0,0094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0" calcext:value-type="float">
            <text:p>10</text:p>
          </table:table-cell>
          <table:table-cell office:value-type="float" office:value="0.125332" calcext:value-type="float">
            <text:p>0,13</text:p>
          </table:table-cell>
          <table:table-cell office:value-type="float" office:value="0.0125332" calcext:value-type="float">
            <text:p>0,0125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8" calcext:value-type="float">
            <text:p>8</text:p>
          </table:table-cell>
          <table:table-cell office:value-type="float" office:value="0.031875" calcext:value-type="float">
            <text:p>0,03</text:p>
          </table:table-cell>
          <table:table-cell office:value-type="float" office:value="0.003984375" calcext:value-type="float">
            <text:p>0,0039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5" calcext:value-type="float">
            <text:p>5</text:p>
          </table:table-cell>
          <table:table-cell office:value-type="float" office:value="0.09152" calcext:value-type="float">
            <text:p>0,09</text:p>
          </table:table-cell>
          <table:table-cell office:value-type="float" office:value="0.018304" calcext:value-type="float">
            <text:p>0,0183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2" calcext:value-type="float">
            <text:p>2</text:p>
          </table:table-cell>
          <table:table-cell office:value-type="float" office:value="0.172324" calcext:value-type="float">
            <text:p>0,17</text:p>
          </table:table-cell>
          <table:table-cell office:value-type="float" office:value="0.086162" calcext:value-type="float">
            <text:p>0,086162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294" calcext:value-type="float">
            <text:p>294</text:p>
          </table:table-cell>
          <table:table-cell table:style-name="ce87" table:formula="of:=SUM([.C4:.C8])" office:value-type="float" office:value="2.967537" calcext:value-type="float">
            <text:p>2,97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2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12:14:58.56680167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9T12:14:57</meta:creation-date>
    <meta:generator>LibreOffice/7.2.5.2.0$Linux_X86_64 LibreOffice_project/20$Build-2</meta:generator>
    <meta:editing-duration>PT4S</meta:editing-duration>
    <meta:editing-cycles>2</meta:editing-cycles>
    <meta:initial-creator>Turulomio</meta:initial-creator>
    <dc:description>This file have been generated with UnoGenerator-0.21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2-03-09T12:15:03.238310533</dc:date>
    <dc:title>Ejemplo ODS con UnoGenerator</dc:title>
    <meta:document-statistic meta:table-count="5" meta:cell-count="318" meta:object-count="0"/>
  </office:meta>
</office:document-meta>
</file>